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monospace" svg:font-family="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6" style:family="paragraph" style:parent-style-name="Preformatted_20_Text">
      <style:paragraph-properties fo:margin-top="0cm" fo:margin-bottom="0cm" loext:contextual-spacing="false" fo:line-height="125%" fo:orphans="2" fo:widows="2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fo:font-variant="normal" fo:text-transform="none" fo:color="#000080" style:text-line-through-style="none" style:text-line-through-type="none" style:font-name="monospace" fo:font-size="8.25pt" fo:letter-spacing="normal" fo:font-style="normal" style:text-underline-style="none" style:text-blinking="false"/>
    </style:style>
    <style:style style:name="T4" style:family="text">
      <style:text-properties fo:font-variant="normal" fo:text-transform="none" fo:color="#000000" style:font-name="monospace" fo:font-size="8.25pt" fo:letter-spacing="normal" fo:font-style="normal" fo:font-weight="normal"/>
    </style:style>
    <style:style style:name="T5" style:family="text">
      <style:text-properties fo:font-variant="normal" fo:text-transform="none" fo:color="#000000" style:font-name="monospace" fo:font-size="8.2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000000" style:text-line-through-style="none" style:text-line-through-type="none" style:font-name="monospace" fo:font-size="8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style:font-name="monospace" fo:font-size="8.25pt" fo:letter-spacing="normal" fo:font-style="normal" fo:font-weight="normal"/>
    </style:style>
    <style:style style:name="T8" style:family="text">
      <style:text-properties fo:font-variant="normal" fo:text-transform="none" style:text-line-through-style="none" style:text-line-through-type="none" style:font-name="monospace" fo:font-size="8.2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LECT ALL records from table Customers.</text:p>
      <text:p text:style-name="P3">select * from customers;</text:p>
      <text:p text:style-name="P3"/>
      <text:p text:style-name="P3">SELECT records only from the name column in the Customers table.</text:p>
      <text:p text:style-name="P3"/>
      <text:p text:style-name="P3"/>
      <text:p text:style-name="P3">Show the name of the Customer whose CustomerID is 1.</text:p>
      <text:p text:style-name="P3">select customer_id from customers </text:p>
      <text:p text:style-name="P3">where first_name = 1;</text:p>
      <text:p text:style-name="P3"/>
      <text:p text:style-name="P1"><text:span text:style-name="T1">UPDATE the record for CustomerID = 1 on the Customer table so that the name is </text:span><text:span text:style-name="T2">.</text:span></text:p>
      <text:p text:style-name="P4">update customers </text:p>
      <text:p text:style-name="P4">set first_name = 'lerato'</text:p>
      <text:p text:style-name="P4">where customer_id = 1;</text:p>
      <text:p text:style-name="P4"/>
      <text:p text:style-name="P4"/>
      <text:p text:style-name="P4">update customers </text:p>
      <text:p text:style-name="P4">set last_name = 'mabitso'</text:p>
      <text:p text:style-name="P4">where customer_id = 1;</text:p>
      <text:p text:style-name="P4"/>
      <text:p text:style-name="P4">DELETE the record from the Customers table for customer 2 (CustomerID = 2).</text:p>
      <text:p text:style-name="P4">delete from customers </text:p>
      <text:p text:style-name="P4">where customer_id = 2;</text:p>
      <text:p text:style-name="P4"/>
      <text:p text:style-name="P4">Select all unique statuses from the Orders table and get a count of the number of orders for each unique status.</text:p>
      <text:p text:style-name="P4">select count (status) from orders</text:p>
      <text:p text:style-name="P4">where status = 'shipped'</text:p>
      <text:p text:style-name="P4">;</text:p>
      <text:p text:style-name="P4"/>
      <text:p text:style-name="P4">Return the MAXIMUM payment made on the PAYMENTS table.</text:p>
      <text:p text:style-name="P4">select max(amount)</text:p>
      <text:p text:style-name="P4">from payments</text:p>
      <text:p text:style-name="P4"/>
      <text:p text:style-name="P1"><text:span text:style-name="T2">Select all customers from the table, sorted by the column.</text:span></text:p>
      <text:p text:style-name="P4">select customer_id </text:p>
      <text:p text:style-name="P4">from customers </text:p>
      <text:p text:style-name="P4">where country = <text:s/>country;</text:p>
      <text:p text:style-name="P4"/>
      <text:p text:style-name="P4">Select all products with a price BETWEEN R100 and R600.</text:p>
      <text:p text:style-name="P4">select product_name</text:p>
      <text:p text:style-name="P4">from products</text:p>
      <text:p text:style-name="P4">where buy_price between 100 and 600</text:p>
      <text:p text:style-name="P4"/>
      <text:p text:style-name="P1"><text:span text:style-name="T2">Select all fields from where country is AND city is .</text:span></text:p>
      <text:p text:style-name="P4"><text:soft-page-break/>select customer_id</text:p>
      <text:p text:style-name="P4">from customers</text:p>
      <text:p text:style-name="P4">where country = 'germany' city = 'berlin'</text:p>
      <text:p text:style-name="P4"/>
      <text:p text:style-name="P1"><text:span text:style-name="T2">Select all fields from where city is OR .</text:span></text:p>
      <text:p text:style-name="P4">select customer_id</text:p>
      <text:p text:style-name="P4">from customers</text:p>
      <text:p text:style-name="P4">where city <text:s/>between cape_town and durban</text:p>
      <text:p text:style-name="P4"/>
      <text:p text:style-name="P4">Select all records from Products where the Price is GREATER than R500.</text:p>
      <text:p text:style-name="P4">select * </text:p>
      <text:p text:style-name="P4">from products</text:p>
      <text:p text:style-name="P4">where buy_price &gt; 500</text:p>
      <text:p text:style-name="P4"/>
      <text:p text:style-name="P4"/>
      <text:p text:style-name="P4">Return the sum of the Amounts on the Payments table.</text:p>
      <text:p text:style-name="P4">select sum(buy_price) as rands from products;</text:p>
      <text:p text:style-name="P4"/>
      <text:p text:style-name="P4"/>
      <text:p text:style-name="P4">Count the number of shipped orders in the Orders table.</text:p>
      <text:p text:style-name="P4">select count (status) from orders</text:p>
      <text:p text:style-name="P4">where status = 'not shipped'</text:p>
      <text:p text:style-name="P4">;</text:p>
      <text:p text:style-name="P4"/>
      <text:p text:style-name="P4"/>
      <text:p text:style-name="P4">Return the average price of all Products, in Rands and in Dollars (assume the exchange rate is R12 to the Dollar).</text:p>
      <text:p text:style-name="P4"/>
      <text:p text:style-name="P4"/>
      <text:p text:style-name="P4"/>
      <text:p text:style-name="P4">Using INNER JOIN create a query that selects all Payments with Customer information.</text:p>
      <text:p text:style-name="P5"><text:a xlink:type="simple" xlink:href="https://www.postgresql.org/docs/9.6/static/sql-select.html" office:target-frame-name="_blank" xlink:show="new" text:style-name="Internet_20_link" text:visited-style-name="Visited_20_Internet_20_Link"><text:span text:style-name="T3">select</text:span></text:a><text:span text:style-name="T7"> </text:span><text:a xlink:type="simple" xlink:href="http://localhost:8080/?pgsql=postgres&amp;username=user&amp;db=umuzi&amp;ns=public&amp;table=payments" text:style-name="Internet_20_link" text:visited-style-name="Visited_20_Internet_20_Link"><text:span text:style-name="T8">payments</text:span></text:a><text:span text:style-name="T7">.customer_id,</text:span></text:p>
      <text:p text:style-name="P6"><text:a xlink:type="simple" xlink:href="http://localhost:8080/?pgsql=postgres&amp;username=user&amp;db=umuzi&amp;ns=public&amp;table=payments" text:style-name="Internet_20_link" text:visited-style-name="Visited_20_Internet_20_Link"><text:span text:style-name="T5">payments</text:span></text:a><text:span text:style-name="T4">.payment_id,</text:span></text:p>
      <text:p text:style-name="P6"><text:a xlink:type="simple" xlink:href="http://localhost:8080/?pgsql=postgres&amp;username=user&amp;db=umuzi&amp;ns=public&amp;table=payments" text:style-name="Internet_20_link" text:visited-style-name="Visited_20_Internet_20_Link"><text:span text:style-name="T6">payments</text:span></text:a><text:span text:style-name="T4">.payment_date,</text:span></text:p>
      <text:p text:style-name="P6"><text:a xlink:type="simple" xlink:href="http://localhost:8080/?pgsql=postgres&amp;username=user&amp;db=umuzi&amp;ns=public&amp;table=payments" text:style-name="Internet_20_link" text:visited-style-name="Visited_20_Internet_20_Link"><text:span text:style-name="T6">payments</text:span></text:a><text:span text:style-name="T4">.amount,</text:span></text:p>
      <text:p text:style-name="P6"><text:a xlink:type="simple" xlink:href="http://localhost:8080/?pgsql=postgres&amp;username=user&amp;db=umuzi&amp;ns=public&amp;table=customers" text:style-name="Internet_20_link" text:visited-style-name="Visited_20_Internet_20_Link"><text:span text:style-name="T6">customers</text:span></text:a><text:span text:style-name="T4">.first_name,</text:span></text:p>
      <text:p text:style-name="P6"><text:a xlink:type="simple" xlink:href="http://localhost:8080/?pgsql=postgres&amp;username=user&amp;db=umuzi&amp;ns=public&amp;table=customers" text:style-name="Internet_20_link" text:visited-style-name="Visited_20_Internet_20_Link"><text:span text:style-name="T6">customers</text:span></text:a><text:span text:style-name="T4">.last_name,</text:span></text:p>
      <text:p text:style-name="P6"><text:a xlink:type="simple" xlink:href="http://localhost:8080/?pgsql=postgres&amp;username=user&amp;db=umuzi&amp;ns=public&amp;table=customers" text:style-name="Internet_20_link" text:visited-style-name="Visited_20_Internet_20_Link"><text:span text:style-name="T6">customers</text:span></text:a><text:span text:style-name="T4">.address</text:span></text:p>
      <text:p text:style-name="P6"><text:span text:style-name="T4">from </text:span><text:a xlink:type="simple" xlink:href="http://localhost:8080/?pgsql=postgres&amp;username=user&amp;db=umuzi&amp;ns=public&amp;table=payments" text:style-name="Internet_20_link" text:visited-style-name="Visited_20_Internet_20_Link"><text:span text:style-name="T6">payments</text:span></text:a></text:p>
      <text:p text:style-name="P6"><text:span text:style-name="T4">inner join </text:span><text:a xlink:type="simple" xlink:href="http://localhost:8080/?pgsql=postgres&amp;username=user&amp;db=umuzi&amp;ns=public&amp;table=customers" text:style-name="Internet_20_link" text:visited-style-name="Visited_20_Internet_20_Link"><text:span text:style-name="T6">customers</text:span></text:a><text:span text:style-name="T4"> on </text:span><text:a xlink:type="simple" xlink:href="http://localhost:8080/?pgsql=postgres&amp;username=user&amp;db=umuzi&amp;ns=public&amp;table=payments" text:style-name="Internet_20_link" text:visited-style-name="Visited_20_Internet_20_Link"><text:span text:style-name="T6">payments</text:span></text:a><text:span text:style-name="T4">.customer_id <text:s/>= </text:span><text:a xlink:type="simple" xlink:href="http://localhost:8080/?pgsql=postgres&amp;username=user&amp;db=umuzi&amp;ns=public&amp;table=customers" text:style-name="Internet_20_link" text:visited-style-name="Visited_20_Internet_20_Link"><text:span text:style-name="T6">customers</text:span></text:a><text:span text:style-name="T4">.customer_id;</text:span></text:p>
      <text:p text:style-name="P4"/>
      <text:p text:style-name="P4"/>
      <text:p text:style-name="P4"/>
      <text:p text:style-name="P4">Select all products that have turnable front wheel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monospace" svg:font-family="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6T10:26:23.011871258</dc:date>
    <meta:editing-duration>PT42S</meta:editing-duration>
    <meta:editing-cycles>1</meta:editing-cycles>
    <meta:document-statistic meta:table-count="0" meta:image-count="0" meta:object-count="0" meta:page-count="2" meta:paragraph-count="61" meta:word-count="335" meta:character-count="2099" meta:non-whitespace-character-count="1815"/>
    <meta:generator>LibreOffice/6.0.6.2$Linux_X86_64 LibreOffice_project/00m0$Build-2</meta:generator>
  </office:meta>
</office:document-meta>
</file>